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7" style:family="table-row">
      <style:table-row-properties style:min-row-height="0.325in"/>
    </style:style>
    <style:style style:name="P1" style:family="paragraph" style:parent-style-name="Table_20_Contents">
      <style:text-properties officeooo:rsid="00073004" officeooo:paragraph-rsid="00073004"/>
    </style:style>
    <style:style style:name="P2" style:family="paragraph" style:parent-style-name="Table_20_Contents">
      <style:text-properties officeooo:rsid="00081141" officeooo:paragraph-rsid="00081141"/>
    </style:style>
    <style:style style:name="P3" style:family="paragraph" style:parent-style-name="Table_20_Contents">
      <style:text-properties officeooo:rsid="000bd880" officeooo:paragraph-rsid="000bd880"/>
    </style:style>
    <style:style style:name="P4" style:family="paragraph" style:parent-style-name="Table_20_Contents">
      <style:text-properties officeooo:rsid="000c13fe" officeooo:paragraph-rsid="000c13fe"/>
    </style:style>
    <style:style style:name="P5" style:family="paragraph" style:parent-style-name="Table_20_Contents">
      <style:text-properties officeooo:rsid="000e065c" officeooo:paragraph-rsid="000e065c"/>
    </style:style>
    <style:style style:name="P6" style:family="paragraph" style:parent-style-name="Table_20_Contents">
      <style:text-properties officeooo:rsid="000eaacf" officeooo:paragraph-rsid="000eaacf"/>
    </style:style>
    <style:style style:name="P7" style:family="paragraph" style:parent-style-name="Table_20_Contents">
      <style:text-properties officeooo:rsid="0010f43a" officeooo:paragraph-rsid="0010f43a"/>
    </style:style>
    <style:style style:name="P8" style:family="paragraph" style:parent-style-name="Table_20_Contents">
      <style:text-properties style:text-underline-style="solid" style:text-underline-type="double" style:text-underline-width="auto" style:text-underline-color="font-color"/>
    </style:style>
    <style:style style:name="P9" style:family="paragraph" style:parent-style-name="Table_20_Contents">
      <style:text-properties officeooo:rsid="0011b5b1" officeooo:paragraph-rsid="0011b5b1"/>
    </style:style>
    <style:style style:name="P10" style:family="paragraph" style:parent-style-name="Table_20_Contents">
      <style:text-properties officeooo:rsid="0012dcd0" officeooo:paragraph-rsid="0012dcd0"/>
    </style:style>
    <style:style style:name="P11" style:family="paragraph" style:parent-style-name="Table_20_Contents">
      <style:text-properties officeooo:rsid="001404cc" officeooo:paragraph-rsid="001404cc"/>
    </style:style>
    <style:style style:name="P12" style:family="paragraph" style:parent-style-name="Table_20_Contents">
      <style:text-properties officeooo:rsid="0014476a" officeooo:paragraph-rsid="0014476a"/>
    </style:style>
    <style:style style:name="P13" style:family="paragraph" style:parent-style-name="Table_20_Contents">
      <style:text-properties officeooo:rsid="00146f50" officeooo:paragraph-rsid="00146f50"/>
    </style:style>
    <style:style style:name="P14" style:family="paragraph" style:parent-style-name="Table_20_Contents">
      <style:text-properties officeooo:rsid="0017957d" officeooo:paragraph-rsid="0017957d"/>
    </style:style>
    <style:style style:name="P15" style:family="paragraph" style:parent-style-name="Table_20_Contents">
      <style:text-properties officeooo:rsid="001f8cbc" officeooo:paragraph-rsid="001f8cbc"/>
    </style:style>
    <style:style style:name="P16" style:family="paragraph" style:parent-style-name="Table_20_Contents">
      <style:text-properties officeooo:rsid="0020bd39" officeooo:paragraph-rsid="0020bd39"/>
    </style:style>
    <style:style style:name="P17" style:family="paragraph" style:parent-style-name="Table_20_Contents">
      <style:text-properties officeooo:rsid="0029b4e6" officeooo:paragraph-rsid="0029b4e6"/>
    </style:style>
    <style:style style:name="P18" style:family="paragraph" style:parent-style-name="Table_20_Contents">
      <style:text-properties officeooo:rsid="002b7d03" officeooo:paragraph-rsid="002b7d03"/>
    </style:style>
    <style:style style:name="P19" style:family="paragraph" style:parent-style-name="Table_20_Contents">
      <style:text-properties officeooo:rsid="002c6685" officeooo:paragraph-rsid="002c6685"/>
    </style:style>
    <style:style style:name="P20" style:family="paragraph" style:parent-style-name="Table_20_Contents">
      <style:text-properties officeooo:rsid="00305295" officeooo:paragraph-rsid="00305295"/>
    </style:style>
    <style:style style:name="P21" style:family="paragraph" style:parent-style-name="Preformatted_20_Text">
      <style:paragraph-properties fo:margin-top="0in" fo:margin-bottom="0.1965in" loext:contextual-spacing="false"/>
    </style:style>
    <style:style style:name="P22" style:family="paragraph" style:parent-style-name="Preformatted_20_Text">
      <style:paragraph-properties fo:margin-top="0in" fo:margin-bottom="0.1965in" loext:contextual-spacing="false"/>
      <style:text-properties officeooo:rsid="0017d404" officeooo:paragraph-rsid="0017d404"/>
    </style:style>
    <style:style style:name="P23" style:family="paragraph" style:parent-style-name="Preformatted_20_Text">
      <style:paragraph-properties fo:margin-top="0in" fo:margin-bottom="0.1965in" loext:contextual-spacing="false"/>
      <style:text-properties fo:font-style="italic" officeooo:rsid="0017d404" officeooo:paragraph-rsid="0017d404" style:font-style-asian="italic" style:font-style-complex="italic"/>
    </style:style>
    <style:style style:name="P24" style:family="paragraph" style:parent-style-name="Preformatted_20_Text">
      <style:text-properties officeooo:rsid="0017957d" officeooo:paragraph-rsid="0017957d"/>
    </style:style>
    <style:style style:name="P25" style:family="paragraph" style:parent-style-name="Heading_20_2">
      <style:text-properties officeooo:rsid="0012dcd0" officeooo:paragraph-rsid="0012dcd0"/>
    </style:style>
    <style:style style:name="P26" style:family="paragraph" style:parent-style-name="Text_20_body">
      <style:text-properties officeooo:rsid="00146f50" officeooo:paragraph-rsid="00146f50"/>
    </style:style>
    <style:style style:name="P27" style:family="paragraph" style:parent-style-name="Text_20_body">
      <style:paragraph-properties fo:margin-top="0in" fo:margin-bottom="0in" loext:contextual-spacing="false"/>
    </style:style>
    <style:style style:name="P28" style:family="paragraph" style:parent-style-name="Table_20_Contents">
      <style:text-properties officeooo:rsid="0030fb86" officeooo:paragraph-rsid="0030fb86"/>
    </style:style>
    <style:style style:name="P29" style:family="paragraph" style:parent-style-name="Table_20_Contents">
      <style:text-properties officeooo:rsid="0032ba8b" officeooo:paragraph-rsid="0032ba8b"/>
    </style:style>
    <style:style style:name="P30" style:family="paragraph" style:parent-style-name="Table_20_Contents">
      <style:text-properties officeooo:rsid="0033726f" officeooo:paragraph-rsid="0033726f"/>
    </style:style>
    <style:style style:name="P31" style:family="paragraph" style:parent-style-name="Table_20_Contents">
      <style:text-properties officeooo:rsid="0033b087" officeooo:paragraph-rsid="0033b087"/>
    </style:style>
    <style:style style:name="P32" style:family="paragraph" style:parent-style-name="Table_20_Contents">
      <style:text-properties officeooo:rsid="00351e59" officeooo:paragraph-rsid="00351e59"/>
    </style:style>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7">
      <style:text-properties officeooo:rsid="0012dcd0" officeooo:paragraph-rsid="0012dcd0"/>
    </style:style>
    <style:style style:name="P36" style:family="paragraph" style:parent-style-name="Text_20_body" style:list-style-name="L1">
      <style:paragraph-properties fo:margin-top="0in" fo:margin-bottom="0in" loext:contextual-spacing="false"/>
    </style:style>
    <style:style style:name="P37" style:family="paragraph" style:parent-style-name="Text_20_body" style:list-style-name="L2">
      <style:paragraph-properties fo:margin-top="0in" fo:margin-bottom="0in" loext:contextual-spacing="false"/>
    </style:style>
    <style:style style:name="P38" style:family="paragraph" style:parent-style-name="Text_20_body" style:list-style-name="L3">
      <style:paragraph-properties fo:margin-top="0in" fo:margin-bottom="0in" loext:contextual-spacing="false"/>
    </style:style>
    <style:style style:name="P39" style:family="paragraph" style:parent-style-name="Text_20_body" style:list-style-name="L4">
      <style:paragraph-properties fo:margin-top="0in" fo:margin-bottom="0in" loext:contextual-spacing="false"/>
    </style:style>
    <style:style style:name="P40" style:family="paragraph" style:parent-style-name="Text_20_body" style:list-style-name="L5">
      <style:paragraph-properties fo:margin-top="0in" fo:margin-bottom="0in" loext:contextual-spacing="false"/>
    </style:style>
    <style:style style:name="T1" style:family="text">
      <style:text-properties officeooo:rsid="000860ce"/>
    </style:style>
    <style:style style:name="T2" style:family="text">
      <style:text-properties officeooo:rsid="000e065c"/>
    </style:style>
    <style:style style:name="T3" style:family="text">
      <style:text-properties officeooo:rsid="0010f43a"/>
    </style:style>
    <style:style style:name="T4" style:family="text">
      <style:text-properties officeooo:rsid="0011b5b1"/>
    </style:style>
    <style:style style:name="T5" style:family="text">
      <style:text-properties officeooo:rsid="0017957d"/>
    </style:style>
    <style:style style:name="T6" style:family="text">
      <style:text-properties fo:font-style="italic" style:font-style-asian="italic" style:font-style-complex="italic"/>
    </style:style>
    <style:style style:name="T7" style:family="text">
      <style:text-properties officeooo:rsid="0019c5d3"/>
    </style:style>
    <style:style style:name="T8" style:family="text">
      <style:text-properties officeooo:rsid="001b3fe4"/>
    </style:style>
    <style:style style:name="T9" style:family="text">
      <style:text-properties officeooo:rsid="002c6685"/>
    </style:style>
    <style:style style:name="T10" style:family="text">
      <style:text-properties officeooo:rsid="0033726f"/>
    </style:style>
    <style:style style:name="T11" style:family="text">
      <style:text-properties officeooo:rsid="0033e385"/>
    </style:style>
    <style:style style:name="T12" style:family="text">
      <style:text-properties officeooo:rsid="00351e59"/>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style-name="TableLine94914644366880">
          <table:table-cell table:style-name="Table1.A1" table:number-columns-spanned="2" office:value-type="string">
            <text:p text:style-name="P1">Linux tools</text:p>
          </table:table-cell>
          <table:covered-table-cell/>
        </table:table-row>
        <table:table-row table:style-name="TableLine94914643909280">
          <table:table-cell table:style-name="Table1.A2" office:value-type="string">
            <text:p text:style-name="P1">Iptables</text:p>
          </table:table-cell>
          <table:table-cell table:style-name="Table1.B2" office:value-type="string">
            <text:p text:style-name="Table_20_Contents"/>
          </table:table-cell>
        </table:table-row>
        <table:table-row table:style-name="TableLine94914644442832">
          <table:table-cell table:style-name="Table1.A2" office:value-type="string">
            <text:p text:style-name="P1">Tcpdump</text:p>
            <text:p text:style-name="P1"/>
            <text:p text:style-name="P4">interpr<text:span text:style-name="T2">ea</text:span>t tcpdump output:</text:p>
            <text:p text:style-name="P4"/>
          </table:table-cell>
          <table:table-cell table:style-name="Table1.B2" office:value-type="string">
            <text:p text:style-name="P4">#tcpdump -i eth0 port 22 </text:p>
            <text:p text:style-name="P4">#tcpdump -w 001.pcap -i eth0 tcp src &lt;src ip&gt; </text:p>
            <text:p text:style-name="P4"/>
          </table:table-cell>
        </table:table-row>
        <table:table-row table:style-name="TableLine94914644696288">
          <table:table-cell table:style-name="Table1.A2" office:value-type="string">
            <text:p text:style-name="P1">Wireshark</text:p>
          </table:table-cell>
          <table:table-cell table:style-name="Table1.B2" office:value-type="string">
            <text:p text:style-name="Table_20_Contents"/>
          </table:table-cell>
        </table:table-row>
        <table:table-row table:style-name="TableLine94914644678720">
          <table:table-cell table:style-name="Table1.A2" office:value-type="string">
            <text:p text:style-name="P1">Dig</text:p>
          </table:table-cell>
          <table:table-cell table:style-name="Table1.B2" office:value-type="string">
            <text:p text:style-name="Table_20_Contents"/>
          </table:table-cell>
        </table:table-row>
        <table:table-row table:style-name="TableLine94914644729824">
          <table:table-cell table:style-name="Table1.A2" office:value-type="string">
            <text:p text:style-name="P1">Fping</text:p>
          </table:table-cell>
          <table:table-cell table:style-name="Table1.B2" office:value-type="string">
            <text:p text:style-name="Table_20_Contents"/>
          </table:table-cell>
        </table:table-row>
        <table:table-row table:style-name="Table1.7">
          <table:table-cell table:style-name="Table1.A2" office:value-type="string">
            <text:p text:style-name="P1">Nmap</text:p>
          </table:table-cell>
          <table:table-cell table:style-name="Table1.B2" office:value-type="string">
            <text:p text:style-name="Table_20_Contents"/>
          </table:table-cell>
        </table:table-row>
        <table:table-row table:style-name="Table1.7">
          <table:table-cell table:style-name="Table1.A2" office:value-type="string">
            <text:p text:style-name="P2">Find</text:p>
            <text:p text:style-name="P7"/>
            <text:p text:style-name="P7">synopsis</text:p>
            <text:p text:style-name="P7"># find [path from where to search] [option] [search object name]</text:p>
            <text:p text:style-name="P7">eg:</text:p>
            <text:p text:style-name="P7">#find . -name file1.txt</text:p>
            <text:p text:style-name="P7">- search file1.txt and output on std output only if found starting from present working directory.</text:p>
            <text:p text:style-name="P7"/>
          </table:table-cell>
          <table:table-cell table:style-name="Table1.B2" office:value-type="string">
            <text:h text:style-name="Heading_20_4" text:outline-level="4">15. Find Files with 777 Permissions and Chmod to 644</text:h>
            <text:p text:style-name="Text_20_body">Find all <text:span text:style-name="Strong_20_Emphasis">777</text:span> permission files and use the <text:span text:style-name="Strong_20_Emphasis">chmod</text:span> command to set permissions to <text:span text:style-name="Strong_20_Emphasis">644</text:span>.</text:p>
            <text:p text:style-name="P21"><text:span text:style-name="Strong_20_Emphasis"># find / -type f -perm 0777 -print -exec chmod 644 {} \;</text:span></text:p>
            <text:p text:style-name="Table_20_Contents"/>
            <text:p text:style-name="Table_20_Contents">-<text:span text:style-name="T3">print : </text:span></text:p>
            <text:p text:style-name="Table_20_Contents"/>
            <text:p text:style-name="Table_20_Contents"/>
            <text:p text:style-name="Table_20_Contents">-<text:span text:style-name="T3">bash:</text:span></text:p>
            <text:p text:style-name="Table_20_Contents"/>
            <text:p text:style-name="P8"/>
          </table:table-cell>
        </table:table-row>
        <table:table-row table:style-name="Table1.7">
          <table:table-cell table:style-name="Table1.A2" office:value-type="string">
            <text:p text:style-name="P2">Awk</text:p>
            <text:p text:style-name="P2"/>
            <text:p text:style-name="P2">- <text:span text:style-name="T4">awk ‘pattern’ file_name</text:span></text:p>
            <text:p text:style-name="P2">- <text:span text:style-name="T4">awk ‘NR=3, NR=6 {print }’ file_name</text:span></text:p>
            <text:p text:style-name="P9"># this command prints the records from file_name in between Record Number 3 and 6 including both.</text:p>
            <text:p text:style-name="P9"/>
          </table:table-cell>
          <table:table-cell table:style-name="Table1.B2" office:value-type="string">
            <text:list xml:id="list483883014" text:style-name="L1">
              <text:list-item>
                <text:p text:style-name="P36"><text:span text:style-name="Strong_20_Emphasis">NR:</text:span> NR command keeps a current count of the number of input records. Remember that records are usually lines. Awk command performs the pattern/action statements once for each record in a file. </text:p>
              </text:list-item>
            </text:list>
            <text:list xml:id="list1286876355" text:style-name="L2">
              <text:list-item>
                <text:p text:style-name="P37"><text:span text:style-name="Strong_20_Emphasis">NF:</text:span> NF command keeps a count of the number of fields within the current input record. </text:p>
              </text:list-item>
            </text:list>
            <text:list xml:id="list1339732479" text:style-name="L3">
              <text:list-item>
                <text:p text:style-name="P38"><text:span text:style-name="Strong_20_Emphasis">FS:</text:span> FS command contains the field separator character which is used to divide fields on the input line. The default is “white space”, meaning space and tab characters. FS can be reassigned to another character (typically in BEGIN) to change the field separator. </text:p>
              </text:list-item>
            </text:list>
            <text:list xml:id="list239544917" text:style-name="L4">
              <text:list-item>
                <text:p text:style-name="P39"><text:span text:style-name="Strong_20_Emphasis">RS:</text:span> RS command stores the current record separator character. Since, by default, an input line is the input record, <text:soft-page-break/>the default record separator character is a newline. </text:p>
              </text:list-item>
            </text:list>
            <text:list xml:id="list1506093131" text:style-name="L5">
              <text:list-item>
                <text:p text:style-name="P40"><text:span text:style-name="Strong_20_Emphasis">OFS:</text:span> OFS command stores the output field separator, which separates the fields when Awk prints them. The default is a blank space. Whenever print has several parameters separated with commas, it will print the value of OFS in between each parameter. </text:p>
              </text:list-item>
            </text:list>
            <text:list xml:id="list1637390606" text:style-name="L6">
              <text:list-item>
                <text:p text:style-name="P33"><text:span text:style-name="Strong_20_Emphasis">ORS:</text:span> ORS command stores the output record separator, which separates the output lines when Awk prints them. The default is a newline character. print automatically outputs the contents of ORS at the end of whatever it is given to print.</text:p>
              </text:list-item>
            </text:list>
          </table:table-cell>
        </table:table-row>
        <table:table-row table:style-name="Table1.7">
          <table:table-cell table:style-name="Table1.A2" office:value-type="string">
            <text:p text:style-name="P2">Sed</text:p>
          </table:table-cell>
          <table:table-cell table:style-name="Table1.B2" office:value-type="string">
            <text:p text:style-name="Table_20_Contents"/>
          </table:table-cell>
        </table:table-row>
        <table:table-row table:style-name="Table1.7">
          <table:table-cell table:style-name="Table1.A2" office:value-type="string">
            <text:p text:style-name="P2">10.21.7.165, 10.21.7.<text:span text:style-name="T1">1, /24, 202.79.32.97</text:span></text:p>
          </table:table-cell>
          <table:table-cell table:style-name="Table1.B2" office:value-type="string">
            <text:p text:style-name="Table_20_Contents"/>
          </table:table-cell>
        </table:table-row>
        <table:table-row table:style-name="Table1.7">
          <table:table-cell table:style-name="Table1.A2" office:value-type="string">
            <text:p text:style-name="P3">Netstat</text:p>
          </table:table-cell>
          <table:table-cell table:style-name="Table1.B2" office:value-type="string">
            <text:p text:style-name="Table_20_Contents"/>
          </table:table-cell>
        </table:table-row>
        <table:table-row table:style-name="Table1.7">
          <table:table-cell table:style-name="Table1.A2" office:value-type="string">
            <text:p text:style-name="P5">String manipulation bash:</text:p>
            <text:p text:style-name="P5"/>
          </table:table-cell>
          <table:table-cell table:style-name="Table1.B2" office:value-type="string">
            <text:p text:style-name="Table_20_Contents"/>
          </table:table-cell>
        </table:table-row>
        <table:table-row table:style-name="Table1.7">
          <table:table-cell table:style-name="Table1.A2" office:value-type="string">
            <text:p text:style-name="P6">Sort</text:p>
          </table:table-cell>
          <table:table-cell table:style-name="Table1.B2" office:value-type="string">
            <text:p text:style-name="Table_20_Contents"/>
          </table:table-cell>
        </table:table-row>
        <table:table-row table:style-name="Table1.7">
          <table:table-cell table:style-name="Table1.A2" office:value-type="string">
            <text:p text:style-name="P6">Uniq</text:p>
          </table:table-cell>
          <table:table-cell table:style-name="Table1.B2" office:value-type="string">
            <text:p text:style-name="Table_20_Contents"/>
          </table:table-cell>
        </table:table-row>
        <table:table-row table:style-name="Table1.7">
          <table:table-cell table:style-name="Table1.A2" office:value-type="string">
            <text:p text:style-name="P10">#grep -R “pattern” “path”</text:p>
            <text:p text:style-name="P10"/>
            <text:p text:style-name="P11">#grep -Rn “test” .</text:p>
            <text:p text:style-name="P11">- recursive search the pattern “test” in current directory, with output of line number as “n” is passed as an argument.</text:p>
            <text:p text:style-name="P11"/>
          </table:table-cell>
          <table:table-cell table:style-name="Table1.B2" office:value-type="string">
            <text:p text:style-name="P10">Recursively searched pattern=pattern starting from path=path, I.e the pattern is searched even within the files.</text:p>
            <text:p text:style-name="P10"/>
            <text:p text:style-name="Table_20_Contents"/>
          </table:table-cell>
        </table:table-row>
        <table:table-row table:style-name="Table1.7">
          <table:table-cell table:style-name="Table1.A2" office:value-type="string">
            <text:p text:style-name="P12"><text:span text:style-name="T5">#l</text:span>ogrotate <text:span text:style-name="T5">[options] path_of_config</text:span></text:p>
            <text:p text:style-name="P12"/>
            <text:p text:style-name="P14">example of config file:</text:p>
            <text:p text:style-name="P24">/var/log/apache2/* {</text:p>
            <text:p text:style-name="Preformatted_20_Text"><text:s text:c="4"/>weekly</text:p>
            <text:p text:style-name="Preformatted_20_Text"><text:s text:c="4"/>rotate 3</text:p>
            <text:p text:style-name="Preformatted_20_Text"><text:s text:c="4"/>size 10M</text:p>
            <text:p text:style-name="Preformatted_20_Text"><text:s text:c="4"/>compress</text:p>
            <text:p text:style-name="Preformatted_20_Text"><text:s text:c="4"/>delaycompress</text:p>
            <text:p text:style-name="P21">}</text:p>
            <text:p text:style-name="P21"/>
            <text:p text:style-name="P22">#logrotate -d <text:span text:style-name="T6">/ path/ to / config_file</text:span></text:p>
            <text:p text:style-name="P23"><text:soft-page-break/></text:p>
            <text:p text:style-name="P12"/>
          </table:table-cell>
          <table:table-cell table:style-name="Table1.B2" office:value-type="string">
            <text:p text:style-name="P10"><text:span text:style-name="T8"># </text:span>logrotate is designed to ease administration of systems <text:s/>that <text:s/>generat<text:span text:style-name="T7">e </text:span>large numbers of log files. <text:s/>It allows automatic rotation, compression,</text:p>
            <text:p text:style-name="P10">removal, and mailing of log files. <text:s/>Each log file may be handled daily, weekly, monthly, or when it grows too large.</text:p>
          </table:table-cell>
        </table:table-row>
        <table:table-row table:style-name="Table1.7">
          <table:table-cell table:style-name="Table1.A2" office:value-type="string">
            <text:p text:style-name="P13">Writing a cron job for backup.</text:p>
            <text:p text:style-name="P13"/>
            <text:p text:style-name="P26">The time parameter isn’t enough to set in this example. We will utilize a condition to specify that the particular script should be executed on every month’s first Monday:</text:p>
            <text:p text:style-name="P27">0 2 * * mon  [ $(date +%d) -le 07 ] &amp;&amp; /script/testscript.sh</text:p>
            <text:p text:style-name="P13"/>
            <text:p text:style-name="P13"/>
            <text:p text:style-name="P13"/>
            <text:p text:style-name="P13"><text:a xlink:type="simple" xlink:href="https://linuxhint.com/a-beginners-guide-to-crontab-on-centos/" text:style-name="Internet_20_link" text:visited-style-name="Visited_20_Internet_20_Link">https://linuxhint.com/a-beginners-guide-to-crontab-on-centos/</text:a></text:p>
            <text:p text:style-name="P13"/>
          </table:table-cell>
          <table:table-cell table:style-name="Table1.B2" office:value-type="string">
            <text:h text:style-name="P25" text:outline-level="2"><text:bookmark text:name="25"/>Handling Cronjob Errors:</text:h>
            <text:h text:style-name="Heading_20_2" text:outline-level="2">Method 1: Using /dev/null</text:h>
            <text:p text:style-name="Text_20_body">Instead of receiving an email alert, you can easily send our cronjob errors and log to dev/null. Everything we send or write to dev/null is discarded.</text:p>
            <text:p text:style-name="P27">* * * * * cd /home/linuxhint &amp;&amp; /bin/bash shell-testscript.sh &gt; /dev/null 2&gt;&amp;1</text:p>
            <text:p text:style-name="P10"/>
            <text:list xml:id="list3925294165" text:style-name="L7">
              <text:list-item>
                <text:p text:style-name="P35">The “<text:span text:style-name="Strong_20_Emphasis">&gt; /dev/null</text:span>” part of the command instructs cron to redirect the Standard Output (STDOUT) to /dev/null. </text:p>
              </text:list-item>
              <text:list-item>
                <text:p text:style-name="P34">The file descriptor “<text:span text:style-name="Strong_20_Emphasis">2</text:span>” is for Standard Error (STDERR), whereas Standard Out’s file descriptor is “1”. </text:p>
              </text:list-item>
            </text:list>
            <text:p text:style-name="P10"/>
          </table:table-cell>
        </table:table-row>
        <table:table-row table:style-name="Table1.7">
          <table:table-cell table:style-name="Table1.A2" office:value-type="string">
            <text:p text:style-name="P15">Diff:</text:p>
            <text:p text:style-name="P16">- output the difference and responses to make two files similar.</text:p>
            <text:p text:style-name="P16"/>
            <text:p text:style-name="P15"/>
          </table:table-cell>
          <table:table-cell table:style-name="Table1.B2" office:value-type="string">
            <text:p text:style-name="P10"/>
          </table:table-cell>
        </table:table-row>
        <table:table-row table:style-name="Table1.7">
          <table:table-cell table:style-name="Table1.A2" office:value-type="string">
            <text:p text:style-name="P18">#less</text:p>
            <text:p text:style-name="P18">- <text:span text:style-name="T9">search pattern with “/ pattern”</text:span></text:p>
            <text:p text:style-name="P19">return only matching pattern with “&amp; pattern”</text:p>
            <text:p text:style-name="P17"/>
          </table:table-cell>
          <table:table-cell table:style-name="Table1.B2" office:value-type="string">
            <text:p text:style-name="P20">Q</text:p>
          </table:table-cell>
        </table:table-row>
        <table:table-row table:style-name="Table1.7">
          <table:table-cell table:style-name="Table1.A2" office:value-type="string">
            <text:p text:style-name="P20">#sendmail</text:p>
            <text:p text:style-name="P20"/>
            <text:p text:style-name="P20"/>
            <text:p text:style-name="P20"/>
          </table:table-cell>
          <table:table-cell table:style-name="Table1.B2" office:value-type="string">
            <text:p text:style-name="P20"/>
            <text:p text:style-name="P20"/>
          </table:table-cell>
        </table:table-row>
        <table:table-row table:style-name="Table1.7">
          <table:table-cell table:style-name="Table1.A2" office:value-type="string">
            <text:p text:style-name="P28">#lsof</text:p>
            <text:p text:style-name="P28"/>
            <text:p text:style-name="P29"># lsof -p &lt;pid_no&gt; : <text:span text:style-name="T10">list all files related to certain pid</text:span></text:p>
            <text:p text:style-name="P29"/>
            <text:p text:style-name="P31">#lsof -c &lt;process_name&gt;</text:p>
            <text:p text:style-name="P28"/>
          </table:table-cell>
          <table:table-cell table:style-name="Table1.B2" office:value-type="string">
            <text:p text:style-name="P29">#list all open files</text:p>
            <text:p text:style-name="P29"/>
            <text:p text:style-name="P29">https://www.tecmint.com/10-lsof-command-examples-in-linux/</text:p>
          </table:table-cell>
        </table:table-row>
        <table:table-row table:style-name="Table1.7">
          <table:table-cell table:style-name="Table1.A2" office:value-type="string">
            <text:p text:style-name="P28">#ss</text:p>
            <text:p text:style-name="P32"># ss -t : list all tcp connection</text:p>
            <text:p text:style-name="P32"># ss -u</text:p>
            <text:p text:style-name="P32"># sss -4 state listening</text:p>
            <text:p text:style-name="P30"><text:soft-page-break/>#</text:p>
          </table:table-cell>
          <table:table-cell table:style-name="Table1.B2" office:value-type="string">
            <text:p text:style-name="P30"># utility to invetigate socket, <text:span text:style-name="T11">update netstat</text:span><text:span text:style-name="T12">z</text:span></text:p>
            <text:p text:style-name="P30"/>
            <text:p text:style-name="P30">https://www.linux.com/topic/networking/introduction-ss-command/</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7T08:48:44.342576106</meta:creation-date>
    <meta:generator>LibreOffice/6.4.7.2$Linux_X86_64 LibreOffice_project/40$Build-2</meta:generator>
    <dc:date>2021-12-09T08:34:09.824830085</dc:date>
    <meta:editing-duration>PT12H55M16S</meta:editing-duration>
    <meta:editing-cycles>32</meta:editing-cycles>
    <meta:document-statistic meta:table-count="1" meta:image-count="0" meta:object-count="0" meta:page-count="4" meta:paragraph-count="82" meta:word-count="660" meta:character-count="4028" meta:non-whitespace-character-count="3423"/>
  </office:meta>
</office:document-meta>
</file>